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0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375cm" fo:min-width="4.701cm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0.65cm" fo:min-width="2.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6.2cm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5.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6.4cm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3cm" fo:min-width="4.501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2.15cm" fo:min-width="5.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opacity="0%" draw:textarea-horizontal-align="justify" draw:textarea-vertical-align="middle" draw:auto-grow-height="false" fo:min-height="1.033cm" fo:min-width="3.84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opacity="0%" draw:textarea-horizontal-align="justify" draw:textarea-vertical-align="middle" draw:auto-grow-height="false" fo:min-height="0.75cm" fo:min-width="3.7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solid" draw:fill-color="#729fcf" draw:opacity="0%" draw:textarea-horizontal-align="justify" draw:textarea-vertical-align="middle" draw:auto-grow-height="false" fo:min-height="5.444cm" fo:min-width="26.394cm" fo:padding-top="0.178cm" fo:padding-bottom="0.178cm" fo:padding-left="0.303cm" fo:padding-right="0.303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26cm" fo:min-width="3.501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opacity="0%" draw:textarea-horizontal-align="justify" draw:textarea-vertical-align="middle" draw:auto-grow-height="false" fo:min-height="1.15cm" fo:min-width="3.7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38cm" fo:min-width="2.6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589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1cm" svg:height="1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2.6cm" svg:x="13.4cm" svg:y="11.6cm">
          <text:p text:style-name="P1"><text:span text:style-name="T1">Images, Docs, </text:span></text:p>
          <text:p text:style-name="P1"><text:span text:style-name="T1">Credentials, </text:span><text:span text:style-name="T1">Privileg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3.2cm" svg:height="0.9cm" svg:x="12.2cm" svg:y="2.2cm">
          <text:p text:style-name="P1">Logi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4cm" svg:y1="5.3cm" svg:x2="17.8cm" svg:y2="6.4cm">
          <text:p/>
        </draw:line>
        <draw:custom-shape draw:style-name="gr5" draw:text-style-name="P2" draw:layer="layout" svg:width="6.7cm" svg:height="1.4cm" svg:x="15.2cm" svg:y="6.4cm">
          <text:p text:style-name="P1">Account managem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3.9cm" svg:y1="1.6cm" svg:x2="13.9cm" svg:y2="2.2cm">
          <text:p/>
        </draw:line>
        <draw:custom-shape draw:style-name="gr6" draw:text-style-name="P2" draw:layer="layout" svg:width="6.1cm" svg:height="1cm" svg:x="11.1cm" svg:y="4.3cm">
          <text:p text:style-name="P1">Administra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3.8cm" svg:y1="3.1cm" svg:x2="13.8cm" svg:y2="4.3cm">
          <text:p/>
        </draw:line>
        <draw:custom-shape draw:style-name="gr8" draw:text-style-name="P2" draw:layer="layout" svg:width="6.9cm" svg:height="1.4cm" svg:x="6.3cm" svg:y="6.4cm">
          <text:p text:style-name="P1">Upload/Edit document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4cm" svg:y1="5.3cm" svg:x2="9.8cm" svg:y2="6.4cm">
          <text:p/>
        </draw:line>
        <draw:custom-shape draw:style-name="gr9" draw:text-style-name="P6" draw:layer="layout" svg:width="5cm" svg:height="1.7cm" svg:x="1.56cm" svg:y="11.783cm">
          <text:p text:style-name="P5"><text:span text:style-name="T2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7" draw:layer="layout" svg:width="5.6cm" svg:height="2.4cm" svg:x="1.192cm" svg:y="11.3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.34cm" svg:height="1.283cm" svg:x="6.5cm" svg:y="8.8cm">
          <text:p text:style-name="P5"><text:span text:style-name="T3">XML to 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9" draw:layer="layout" svg:x1="8.4cm" svg:y1="10.083cm" svg:x2="6.792cm" svg:y2="12.883cm">
          <text:p/>
        </draw:line>
        <draw:custom-shape draw:style-name="gr13" draw:text-style-name="P8" draw:layer="layout" svg:width="4.2cm" svg:height="1cm" svg:x="2.026cm" svg:y="1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6.6cm" svg:height="1cm" svg:x="6.826cm" svg:y="15.583cm">
          <draw:text-box>
            <text:p text:style-name="P10"><text:span text:style-name="T4">Functional Component</text:span></text:p>
          </draw:text-box>
        </draw:frame>
        <draw:frame draw:style-name="gr15" draw:text-style-name="P11" draw:layer="layout" svg:width="3.4cm" svg:height="1cm" svg:x="6.988cm" svg:y="17.375cm">
          <draw:text-box>
            <text:p text:style-name="P10"><text:span text:style-name="T4">Data Store</text:span></text:p>
          </draw:text-box>
        </draw:frame>
        <draw:line draw:style-name="gr16" draw:text-style-name="P9" draw:layer="layout" svg:x1="14.026cm" svg:y1="15.783cm" svg:x2="18.426cm" svg:y2="15.783cm">
          <text:p/>
        </draw:line>
        <draw:line draw:style-name="gr17" draw:text-style-name="P9" draw:layer="layout" svg:x1="14.226cm" svg:y1="16.983cm" svg:x2="18.626cm" svg:y2="16.983cm">
          <text:p/>
        </draw:line>
        <draw:frame draw:style-name="gr18" draw:text-style-name="P11" draw:layer="layout" svg:width="4.4cm" svg:height="1cm" svg:x="20.226cm" svg:y="16.383cm">
          <draw:text-box>
            <text:p text:style-name="P10"><text:span text:style-name="T4">X depends on Y</text:span></text:p>
          </draw:text-box>
        </draw:frame>
        <draw:frame draw:style-name="gr19" draw:text-style-name="P11" draw:layer="layout" svg:width="6.6cm" svg:height="1cm" svg:x="20.026cm" svg:y="15.383cm">
          <draw:text-box>
            <text:p text:style-name="P10"><text:span text:style-name="T4">Interacts With</text:span></text:p>
          </draw:text-box>
        </draw:frame>
        <draw:frame draw:style-name="gr20" draw:text-style-name="P12" draw:layer="layout" svg:width="0.925cm" svg:height="1cm" svg:x="18.626cm" svg:y="16.383cm">
          <draw:text-box>
            <text:p text:style-name="P10"><text:span text:style-name="T3">X</text:span></text:p>
          </draw:text-box>
        </draw:frame>
        <draw:frame draw:style-name="gr21" draw:text-style-name="P12" draw:layer="layout" svg:width="0.925cm" svg:height="1cm" svg:x="13.226cm" svg:y="16.383cm">
          <draw:text-box>
            <text:p text:style-name="P10"><text:span text:style-name="T3">Y</text:span></text:p>
          </draw:text-box>
        </draw:frame>
        <draw:custom-shape draw:style-name="gr22" draw:text-style-name="P8" draw:layer="layout" svg:width="27cm" svg:height="5.8cm" svg:x="0.426cm" svg:y="14.783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2.8cm" svg:height="0.962cm" svg:x="2.226cm" svg:y="14.183cm">
          <draw:text-box>
            <text:p text:style-name="P10"><text:span text:style-name="T3">Legend</text:span></text:p>
          </draw:text-box>
        </draw:frame>
        <draw:custom-shape draw:style-name="gr24" draw:text-style-name="P6" draw:layer="layout" svg:width="4cm" svg:height="1.401cm" svg:x="2.026cm" svg:y="17.0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8" draw:layer="layout" svg:width="4.2cm" svg:height="1.4cm" svg:x="2.026cm" svg:y="18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3.099cm" svg:height="1.1cm" svg:x="2.527cm" svg:y="19.0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11" draw:layer="layout" svg:width="8.4cm" svg:height="0.839cm" svg:x="6.826cm" svg:y="19.383cm">
          <draw:text-box>
            <text:p text:style-name="P10"><text:span text:style-name="T4">External System with Data Store</text:span></text:p>
          </draw:text-box>
        </draw:frame>
        <draw:line draw:style-name="gr28" draw:text-style-name="P9" draw:layer="layout" svg:x1="12cm" svg:y1="7.8cm" svg:x2="14.8cm" svg:y2="11.6cm">
          <text:p/>
        </draw:line>
        <draw:line draw:style-name="gr29" draw:text-style-name="P9" draw:layer="layout" svg:x1="18.1cm" svg:y1="7.8cm" svg:x2="16.2cm" svg:y2="11.6cm">
          <text:p/>
        </draw:line>
        <draw:line draw:style-name="gr30" draw:text-style-name="P9" draw:layer="layout" svg:x1="10cm" svg:y1="10.083cm" svg:x2="13.4cm" svg:y2="12.8cm">
          <text:p/>
        </draw:lin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30T21:57:05.491003922</dc:date>
    <meta:editing-duration>PT37M5S</meta:editing-duration>
    <meta:editing-cycles>14</meta:editing-cycles>
    <meta:generator>LibreOffice/5.2.2.2.0$Linux_X86_64 LibreOffice_project/20m0$Build-2</meta:generator>
    <meta:document-statistic meta:object-count="55"/>
  </office:meta>
</office:document-meta>
</file>